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text-underline-style="solid" style:text-underline-width="auto" style:text-underline-color="font-color" officeooo:rsid="001a40a0" officeooo:paragraph-rsid="001a40a0"/>
    </style:style>
    <style:style style:name="P2" style:family="paragraph" style:parent-style-name="Standard">
      <style:text-properties style:text-underline-style="none" officeooo:rsid="001a40a0" officeooo:paragraph-rsid="001a40a0"/>
    </style:style>
    <style:style style:name="P3" style:family="paragraph" style:parent-style-name="Standard">
      <style:text-properties style:text-underline-style="none" officeooo:rsid="001b74bf" officeooo:paragraph-rsid="001b74bf"/>
    </style:style>
    <style:style style:name="P4" style:family="paragraph" style:parent-style-name="Standard">
      <style:text-properties style:text-underline-style="solid" style:text-underline-width="auto" style:text-underline-color="font-color" officeooo:rsid="001b74bf" officeooo:paragraph-rsid="001b74bf"/>
    </style:style>
    <style:style style:name="P5" style:family="paragraph" style:parent-style-name="Table_20_Contents">
      <style:text-properties officeooo:rsid="001ea7ea" officeooo:paragraph-rsid="001ea7ea"/>
    </style:style>
    <style:style style:name="P6" style:family="paragraph" style:parent-style-name="Standard">
      <style:text-properties style:text-underline-style="none" officeooo:rsid="001ea7ea" officeooo:paragraph-rsid="001ea7ea"/>
    </style:style>
    <style:style style:name="P7" style:family="paragraph" style:parent-style-name="Standard">
      <style:text-properties style:text-underline-style="solid" style:text-underline-width="auto" style:text-underline-color="font-color" officeooo:rsid="001ea7ea" officeooo:paragraph-rsid="001ea7ea"/>
    </style:style>
    <style:style style:name="T1" style:family="text">
      <style:text-properties officeooo:rsid="001b74bf"/>
    </style:style>
    <style:style style:name="T2" style:family="text">
      <style:text-properties officeooo:rsid="001d27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zadatak</text:p>
      <text:p text:style-name="P2">Adresa <text:span text:style-name="T1">c8:4c:75:00:00:00</text:span></text:p>
      <text:p text:style-name="P3">Prva tri bajta su OUI, a zadnja tri bajta su NIC</text:p>
      <text:p text:style-name="P3">Proizvođač je Cisco Systems, Inc</text:p>
      <text:p text:style-name="P3"/>
      <text:p text:style-name="P4">2. zadatak</text:p>
      <text:p text:style-name="P3">Veličina <text:span text:style-name="T2">zaglavlja okvira je 14 bajtova</text:span></text:p>
      <text:p text:style-name="P3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5">Preambula (8 bajta)</text:p>
          </table:table-cell>
          <table:table-cell table:style-name="Table1.A1" office:value-type="string">
            <text:p text:style-name="P5">MAC adresa odredišta (6 bajta)</text:p>
          </table:table-cell>
          <table:table-cell table:style-name="Table1.A1" office:value-type="string">
            <text:p text:style-name="P5">MAC adresa izvora (6 bajta)</text:p>
          </table:table-cell>
          <table:table-cell table:style-name="Table1.A1" office:value-type="string">
            <text:p text:style-name="P5">Tip (2 bajta)</text:p>
          </table:table-cell>
          <table:table-cell table:style-name="Table1.A1" office:value-type="string">
            <text:p text:style-name="P5">Podaci – LLC (od 46 do 1500 bajta)</text:p>
          </table:table-cell>
          <table:table-cell table:style-name="Table1.A1" office:value-type="string">
            <text:p text:style-name="P5">FCS (4 bajta)</text:p>
          </table:table-cell>
        </table:table-row>
      </table:table>
      <text:p text:style-name="P3"/>
      <text:p text:style-name="P6">U Wiresharku: MAC adresa odredišta, MAC adresa izvora, tip</text:p>
      <text:p text:style-name="P6"/>
      <text:p text:style-name="P7">3. zadatak</text:p>
      <text:p text:style-name="P6">Ethernet u zaglavlju ima zapisanu informaciju o tipu paketa koji se prijenosi u podatkovnom dijel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00:57:14.548766841</meta:creation-date>
    <dc:date>2025-04-06T01:56:19.261050120</dc:date>
    <meta:editing-duration>PT10M7S</meta:editing-duration>
    <meta:editing-cycles>2</meta:editing-cycles>
    <meta:generator>LibreOffice/25.2.2.2$Linux_X86_64 LibreOffice_project/520$Build-2</meta:generator>
    <meta:document-statistic meta:table-count="1" meta:image-count="0" meta:object-count="0" meta:page-count="1" meta:paragraph-count="15" meta:word-count="80" meta:character-count="465" meta:non-whitespace-character-count="399"/>
  </office:meta>
</office:document-meta>
</file>